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8F000000651EA0D1F58A6A00FC.jpg" manifest:media-type="image/jpeg"/>
  <manifest:file-entry manifest:full-path="Pictures/100000000000007E00000082ED6BDCC3628B144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813cm" fo:margin-left="0cm" fo:margin-top="0cm" fo:margin-bottom="0cm" table:align="left"/>
    </style:style>
    <style:style style:name="Table1.A" style:family="table-column">
      <style:table-column-properties style:column-width="7.045cm"/>
    </style:style>
    <style:style style:name="Table1.B" style:family="table-column">
      <style:table-column-properties style:column-width="7.76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.875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normal" style:font-size-asian="14pt" style:font-weight-asian="normal" style:font-size-complex="14pt"/>
    </style:style>
    <style:style style:name="P9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0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11" style:family="paragraph" style:parent-style-name="Standard">
      <style:paragraph-properties fo:margin-left="1.905cm" fo:margin-right="0cm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1967c4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19" style:family="paragraph" style:parent-style-name="Standard" style:master-page-name="Standard">
      <style:paragraph-properties fo:text-align="center" style:justify-single-word="false" style:page-number="1"/>
      <style:text-properties fo:font-size="18pt" fo:font-weight="bold" style:font-size-asian="18pt" style:font-weight-asian="bold" style:font-size-complex="18pt"/>
    </style:style>
    <style:style style:name="P20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1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reak-before="pag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paragraph-rsid="001967c4" style:font-name-asian="Times New Roman1" style:font-size-asian="14pt" style:font-style-asian="normal" style:font-weight-asian="normal" style:font-name-complex="Times New Roman1" style:font-size-complex="14pt"/>
    </style:style>
    <style:style style:name="P22" style:family="paragraph" style:parent-style-name="Standard" style:list-style-name="WWNum1">
      <style:paragraph-properties fo:margin-left="2.54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5" style:family="paragraph" style:parent-style-name="Standard">
      <style:paragraph-properties fo:margin-left="1.249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normal" style:font-size-asian="14pt" style:font-weight-asian="normal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L6- SI</text:p>
      <text:p text:style-name="P12">Caso Starbucks</text:p>
      <text:p text:style-name="P13">Grupo de 2 alumnos:</text:p>
      <text:p text:style-name="P13"><text:tab/>Marc Strange Mongort</text:p>
      <text:p text:style-name="P13"><text:tab/>Andreu Mut Portes</text:p>
      <text:p text:style-name="P4"/>
      <text:list xml:id="list4245861719" text:style-name="WWNum1">
        <text:list-item>
          <text:p text:style-name="P20">Explicar que es:</text:p>
          <text:list>
            <text:list-item>
              <text:p text:style-name="P22">Sistema de Información.</text:p>
            </text:list-item>
          </text:list>
        </text:list-item>
      </text:list>
      <text:p text:style-name="P9"/>
      <text:p text:style-name="P5"><text:tab/>Un sistema de la información es un conjunto de elementos integrados e interrelacionados que persiguen el objetivo de capturar, depurar, almacenar, recuperar, actualizar y tratar datos para proporcionar, distribuir y transmitir información en el lugar y momento en el que sea requerido en la organización.</text:p>
      <text:p text:style-name="P5"/>
      <text:p text:style-name="P5"><text:tab/>Dicho de una manera más sencilla: obtener información, clasificarla y guardarla correctamente para poder usarla cuando nos haga falta por nuestra organización.</text:p>
      <text:p text:style-name="P9"/>
      <text:list xml:id="list193104196044082" text:continue-numbering="true" text:style-name="WWNum1">
        <text:list-item>
          <text:list>
            <text:list-item>
              <text:p text:style-name="P22">Dato/Información/Conocimiento</text:p>
            </text:list-item>
          </text:list>
        </text:list-item>
      </text:list>
      <text:p text:style-name="P9"/>
      <text:p text:style-name="P6"><text:span text:style-name="T3"><text:tab/>Datos:</text:span><text:span text:style-name="T4"> Son la materia prima. Son un conjunto de caracteres expresados en un determinado sistema de codificación que representa un hecho o concepto. </text:span></text:p>
      <text:p text:style-name="P7"><text:tab/>Ejemplo: 5000€, rojo, 5 horas, 40ºC.</text:p>
      <text:p text:style-name="P7"/>
      <text:p text:style-name="P6"><text:span text:style-name="T4"><text:tab/></text:span><text:span text:style-name="T3">Información:</text:span><text:span text:style-name="T4"> Los datos anteriores hay que transformarlos de manera que el resultado de la transformación sean unos datos con significado para alguien (nuestra empresa por ejemplo) y que nos transmita un </text:span><text:span text:style-name="T3">mensaje útil</text:span><text:span text:style-name="T4">.</text:span></text:p>
      <text:p text:style-name="P7"><text:tab/>Ejemplo: 5000€ ganancias, rojo de un semáforo, 5 horas de sueño, 40ºC temperatura corporal.</text:p>
      <text:p text:style-name="P7"/>
      <text:p text:style-name="P8"/>
      <text:p text:style-name="P6"><text:span text:style-name="T4"><text:tab/></text:span><text:span text:style-name="T3">Conocimiento:</text:span><text:span text:style-name="T4"> Recurso que permite convertir la información en decisiones y acciones. Cuando tenemos una información útil para nosotros, se trata de, mediante nuestro conocimiento y experiencia que disponemos, tomar una serie de decisiones y acciones que nos beneficien.</text:span></text:p>
      <text:p text:style-name="P23">Ejemplo: 5000€ de ganancias es muy poco para Amazon, rojo de un semáforo implica pararse, 5 horas de sueño son insuficientes para la mayoría, 40ºC de temperatura corporal puede resultar mortal.</text:p>
      <text:p text:style-name="P11"/>
      <text:list xml:id="list193105620337092" text:continue-numbering="true" text:style-name="WWNum1">
        <text:list-item>
          <text:p text:style-name="P20"><text:soft-page-break/>Factores críticos de éxito (FCE) de la compañía</text:p>
        </text:list-item>
      </text:list>
      <text:p text:style-name="P24">Definición de aquellos puntos clave de la gestión de Starbucks donde no puede ni debe fallar la empresa (factores críticos de éxito) para no dejar de ser competitivo (entre 5-10 puntos) </text:p>
      <text:p text:style-name="P10"/>
      <text:p text:style-name="P15"><text:span text:style-name="T2"><text:tab/>-</text:span><text:span text:style-name="T3">Bebida personalizada</text:span><text:span text:style-name="T2">. Puedes hacerte tu propia bebida escogiendo entre distintas combinaciones y el sentimiento de que algo es tuyo; es importante.</text:span></text:p>
      <text:p text:style-name="P15"><text:span text:style-name="T2"/></text:p>
      <text:p text:style-name="P15"><text:span text:style-name="T2"><text:tab/>-</text:span><text:span text:style-name="T3">Comunidad en línea</text:span><text:span text:style-name="T2">. Instagram, Facebook, Twitter. Mantenerse en las redes sociales a día de hoy es importante y tener </text:span><text:span text:style-name="T3">wifi gratis</text:span><text:span text:style-name="T2"> se agradece.</text:span></text:p>
      <text:p text:style-name="P15"><text:span text:style-name="T2">-El establecimiento. No parece un sitio al que vayas a ir a comer/beber, se ve más como un sitio al que tú vas para estar con gente. Esto, junto al precio bastante elevado y el servicio recibido evocan una </text:span><text:span text:style-name="T3">impresión de calidad</text:span><text:span text:style-name="T2">, que está por encima de la media.</text:span></text:p>
      <text:p text:style-name="P15"><text:span text:style-name="T2"/></text:p>
      <text:p text:style-name="P15"><text:span text:style-name="T2"><text:tab/>-La </text:span><text:span text:style-name="T3">decoración de las tiendas</text:span><text:span text:style-name="T2"> da un ambiente único y agradable, que no se encuentra en otros establecimientos de restauración.</text:span></text:p>
      <text:p text:style-name="P15"><text:span text:style-name="T2"/></text:p>
      <text:p text:style-name="P15"><text:span text:style-name="T2"><text:tab/>-</text:span><text:span text:style-name="T3">Crecer de forma rápida</text:span><text:span text:style-name="T2"> a nivel global. Esto permite posicionar la marca y evitar que sea copiada por otras empresas en otros países.</text:span></text:p>
      <text:p text:style-name="P15"><text:span text:style-name="T2">-Enfocar el</text:span><text:span text:style-name="T3"> servicio al cliente</text:span><text:span text:style-name="T2">, su filosofía es poner al cliente en el centro de todo lo que hacen. Se preocupan por sus clientes.</text:span></text:p>
      <text:p text:style-name="P15"><text:span text:style-name="T2"/></text:p>
      <text:p text:style-name="P16"><text:span text:style-name="T2"><text:tab/>-La marca de la empresa tiene una </text:span><text:span text:style-name="T3">identidad propia y reconocible</text:span><text:span text:style-name="T2">.El hecho de que esté a favor del </text:span><text:span text:style-name="T3">medio ambiente</text:span><text:span text:style-name="T2"> y el </text:span><text:span text:style-name="T3">abastecimiento ético</text:span><text:span text:style-name="T2"> es un valor añadido que mejora su imagen.</text:span></text:p>
      <text:list xml:id="list193105771429866" text:continue-numbering="true" text:style-name="WWNum1">
        <text:list-item>
          <text:p text:style-name="P21">Necesidades de aplicación tecnológicas</text:p>
        </text:list-item>
      </text:list>
      <text:p text:style-name="P25">Mejoras: Proponed ámbitos de mejora e innovaciones no contempladas por la empresa hasta este momento en cualquier campo). 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Necesidad o Posibilidad Tecnológica</text:p>
          </table:table-cell>
          <table:table-cell table:style-name="Table1.A1" office:value-type="string">
            <text:p text:style-name="P14">Aspectos que mejora de los FCE</text:p>
          </table:table-cell>
        </table:table-row>
        <table:table-row table:style-name="Table1.1">
          <table:table-cell table:style-name="Table1.A1" office:value-type="string">
            <text:p text:style-name="Standard">Sistema automatizado a la entrada</text:p>
          </table:table-cell>
          <table:table-cell table:style-name="Table1.A1" office:value-type="string">
            <text:p text:style-name="Standard">Rapidez en la toma de pedidos</text:p>
          </table:table-cell>
        </table:table-row>
        <table:table-row table:style-name="Table1.1">
          <table:table-cell table:style-name="Table1.A1" office:value-type="string">
            <text:p text:style-name="Standard">Presencia en redes sociales</text:p>
          </table:table-cell>
          <table:table-cell table:style-name="Table1.A1" office:value-type="string">
            <text:p text:style-name="Standard">Imagen y comunidad en línea</text:p>
          </table:table-cell>
        </table:table-row>
        <table:table-row table:style-name="Table1.1">
          <table:table-cell table:style-name="Table1.A1" office:value-type="string">
            <text:p text:style-name="Standard">Venta de merchandise en línea</text:p>
          </table:table-cell>
          <table:table-cell table:style-name="Table1.A1" office:value-type="string">
            <text:p text:style-name="Standard">Imagen y comunidad online y offline</text:p>
          </table:table-cell>
        </table:table-row>
        <table:table-row table:style-name="Table1.1">
          <table:table-cell table:style-name="Table1.A1" office:value-type="string">
            <text:p text:style-name="Standard">Desarrollar nuevos productos en la carta.</text:p>
          </table:table-cell>
          <table:table-cell table:style-name="Table1.A1" office:value-type="string">
            <text:p text:style-name="Standard">Bebida personalizada, servicio al cliente.</text:p>
          </table:table-cell>
        </table:table-row>
        <table:table-row table:style-name="Table1.1">
          <table:table-cell table:style-name="Table1.A1" office:value-type="string">
            <text:p text:style-name="Standard">Sistema para recoger sugerencias de los clientes y, de tal modo, mejorar en distintos aspectos la empresa y sus servicios.</text:p>
          </table:table-cell>
          <table:table-cell table:style-name="Table1.A1" office:value-type="string">
            <text:p text:style-name="Standard">Carta, servicio, establecimientos, etc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text-indent="-0.762cm" style:auto-text-indent="false" fo:keep-with-next="always"/>
      <style:text-properties fo:font-size="14pt" fo:font-style="italic" style:font-size-asian="14pt" style:font-style-asian="italic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text-indent="-1.016cm" style:auto-text-indent="false" fo:keep-with-next="always"/>
      <style:text-properties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423cm" fo:margin-bottom="0.106cm" loext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423cm" fo:margin-bottom="0.106cm" loext:contextual-spacing="false" fo:line-height="100%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423cm" fo:margin-bottom="0.106cm" loext:contextual-spacing="false" fo:line-height="100%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423cm" fo:margin-bottom="0.106cm" loext:contextual-spacing="false" fo:line-height="100%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.875cm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2.268cm" style:writing-mode="lr-tb" style:layout-grid-color="#c0c0c0" style:layout-grid-lines="253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653cm" fo:margin-left="0cm" fo:margin-right="0cm" fo:margin-top="0.5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fob9te"/><draw:frame draw:style-name="Mfr1" draw:name="image2.jpg" text:anchor-type="as-char" svg:width="7.303cm" svg:height="1.849cm" draw:z-index="2"><draw:image xlink:href="Pictures/100000000000018F000000651EA0D1F58A6A00FC.jpg" xlink:type="simple" xlink:show="embed" xlink:actuate="onLoad" loext:mime-type="image/jpeg"/><svg:desc>D:\Mis documentos\Mis imágenes\Andrés\Gráficos Informática\DOE\General\Logotipo\Castellano\logo_pequeño_color_castellano.jpg</svg:desc></draw:frame><text:span text:style-name="MT1"><text:s text:c="60"/></text:span><draw:frame draw:style-name="Mfr1" draw:name="image1.png" text:anchor-type="as-char" svg:width="1.972cm" svg:height="2.036cm" draw:z-index="5"><draw:image xlink:href="Pictures/100000000000007E00000082ED6BDCC3628B1444.png" xlink:type="simple" xlink:show="embed" xlink:actuate="onLoad" loext:mime-type="image/png"/><svg:desc>logoupv_c.gif</svg:desc></draw:frame><text:bookmark text:name="30j0zll"/><text:bookmark text:name="gjdgxs"/></text:p>
        <text:p text:style-name="MP2"/>
      </style:header>
      <style:footer>
        <text:p text:style-name="MP3"><text:span text:style-name="MT1">31/03/2020 8:49:06<text:tab/><text:tab/>pág. <text:s text:c="2"/></text:span><text:page-number text:select-page="current">1</text:page-number><text:span text:style-name="MT1"><text:s/>de <text:s/></text:span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dc:date>2020-03-31T19:31:03.752000000</dc:date>
    <meta:editing-duration>PT1M18S</meta:editing-duration>
    <meta:editing-cycles>1</meta:editing-cycles>
    <meta:document-statistic meta:table-count="1" meta:image-count="2" meta:object-count="0" meta:page-count="3" meta:paragraph-count="41" meta:word-count="573" meta:character-count="3682" meta:non-whitespace-character-count="3073"/>
  </office:meta>
</office:document-meta>
</file>